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68.9mm"/>
    </style:style>
    <style:style style:name="co3" style:family="table-column">
      <style:table-column-properties fo:break-before="auto" style:column-width="124.4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00.75mm"/>
    </style:style>
    <style:style style:name="co7" style:family="table-column">
      <style:table-column-properties fo:break-before="auto" style:column-width="132.3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23.14mm"/>
    </style:style>
    <style:style style:name="co10" style:family="table-column">
      <style:table-column-properties fo:break-before="auto" style:column-width="16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eb91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6" table:default-cell-style-name="ce3"/>
        <table:table-column table:style-name="co7" table:visibility="collapse" table:default-cell-style-name="Default"/>
        <table:table-column table:style-name="co4" table:visibility="collapse" table:number-columns-repeated="3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libsource</text:p>
          </table:table-cell>
          <table:table-cell table:style-name="ce1" office:value-type="string" calcext:value-type="string">
            <text:p>lib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heetpath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tstamps</text:p>
          </table:table-cell>
          <table:table-cell office:value-type="string" calcext:value-type="string">
            <text:p>tstamp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R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377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17D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1EB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73AD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12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6F9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7A7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4C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54A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BC2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CA2F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7B2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8F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8028F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1BE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B74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CF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E276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E33F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AB4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20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EC8F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00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3</text:p>
          </table:table-cell>
          <table:table-cell office:value-type="float" office:value="744043151" calcext:value-type="float">
            <text:p>744043151</text:p>
          </table:table-cell>
          <table:table-cell office:value-type="string" calcext:value-type="string">
            <text:p>Inductors_SMD:L_Wuerth_WE-PD2-Typ-MS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0A0C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C0C8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2EB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8F5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26E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1EB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AE5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333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D4F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A0E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197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1F32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2603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3E4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0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5DA6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C3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FEC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5E11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4D32A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50C5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91C1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91D6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347219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13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21D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750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88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D55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4BD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1871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20FC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8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9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F3B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2D28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8228C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65C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988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1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0E1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1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AF825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1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C3B76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4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E7D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57C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3CC1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2B3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9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2FAA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9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73AC8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7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34D3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9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9FE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0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6A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7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BA9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76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C07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R1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BEC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C4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77C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5F0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6528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F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3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A393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34B36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ABCF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6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5707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1B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2A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3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0A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9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55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8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C1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246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B67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103A5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8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1074A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2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5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E63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FA4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1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DE537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40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E4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39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EEC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239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264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5866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0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6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4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FEB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88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AC205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96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BF1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F0E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8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6BEE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9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BA2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164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6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A0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9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31E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0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D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97B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50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FDF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42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46EF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46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4A29D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6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23F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7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2E5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4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D34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8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6C82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7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765D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6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88A5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E192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R177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271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23C3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5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54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89CBC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R136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63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5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730A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6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1833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7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6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8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8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2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6B9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9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6B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5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FEE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3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037B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0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037C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6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D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5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51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s:Crystal_SMD_Abracon_ABM3-2pin_5.0x3.2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rystal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C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A1101R09C00GM</text:p>
          </table:table-cell>
          <table:table-cell office:value-type="string" calcext:value-type="string">
            <text:p>ENNOID:A1101R09C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1101R09C00GM</text:p>
          </table:table-cell>
          <table:table-cell table:number-columns-repeated="2"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8C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2</text:p>
          </table:table-cell>
          <table:table-cell office:value-type="string" calcext:value-type="string">
            <text:p>AMC1301</text:p>
          </table:table-cell>
          <table:table-cell office:value-type="string" calcext:value-type="string">
            <text:p>Housings_SOIC:SSO-8_6.8x5.9mm_Pitch1.27mm_Clearance8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MC1301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68D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3</text:p>
          </table:table-cell>
          <table:table-cell office:value-type="string" calcext:value-type="string">
            <text:p>AMC1301</text:p>
          </table:table-cell>
          <table:table-cell office:value-type="string" calcext:value-type="string">
            <text:p>Housings_SOIC:SSO-8_6.8x5.9mm_Pitch1.27mm_Clearance8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MC1301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E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9EE7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5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chottky barrier diode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BDE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6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chottky barrier diode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E2E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4</text:p>
          </table:table-cell>
          <table:table-cell office:value-type="string" calcext:value-type="string">
            <text:p>BLM18PG330SN1D</text:p>
          </table:table-cell>
          <table:table-cell office:value-type="string" calcext:value-type="string">
            <text:p>Inductors_SMD:L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B5E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1</text:p>
          </table:table-cell>
          <table:table-cell office:value-type="string" calcext:value-type="string">
            <text:p>BLM18PG330SN1D</text:p>
          </table:table-cell>
          <table:table-cell office:value-type="string" calcext:value-type="string">
            <text:p>Inductors_SMD:L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3EB7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</text:p>
          </table:table-cell>
          <table:table-cell office:value-type="string" calcext:value-type="string">
            <text:p>BQ76200</text:p>
          </table:table-cell>
          <table:table-cell office:value-type="string" calcext:value-type="string">
            <text:p>Housings_SSOP:TSSOP-16_4.4x5mm_Pitch0.65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BQ76200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3D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088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FBD9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FD0C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6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77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30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93CF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8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C702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9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1C1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7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BSS138-Transistor_FET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BE0CA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s_Beepers:PUIAudio_SMT_0825_S_4_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Buzze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C5C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7</text:p>
          </table:table-cell>
          <table:table-cell office:value-type="string" calcext:value-type="string">
            <text:p>BZT52C16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diotec.com/tl_files/diotec/files/pdf/datasheets/bzt52b2v4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ZT52Bxx</text:p>
          </table:table-cell>
          <table:table-cell office:value-type="string" calcext:value-type="string">
            <text:p>500mW Zener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478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0</text:p>
          </table:table-cell>
          <table:table-cell office:value-type="string" calcext:value-type="string">
            <text:p>BZT52C16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diotec.com/tl_files/diotec/files/pdf/datasheets/bzt52b2v4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ZT52Bxx</text:p>
          </table:table-cell>
          <table:table-cell office:value-type="string" calcext:value-type="string">
            <text:p>500mW Zener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98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nnectors_Molex:Molex_PicoBlade_53261-0571_05x1.25mm_Angled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2681C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0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F2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2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22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4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429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5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5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4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D5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5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F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7</text:p>
          </table:table-cell>
          <table:table-cell office:value-type="string" calcext:value-type="string">
            <text:p>CP2104</text:p>
          </table:table-cell>
          <table:table-cell office:value-type="string" calcext:value-type="string">
            <text:p>Housings_DFN_QFN:QFN-24-1EP_4x4mm_Pitch0.5mm</text:p>
          </table:table-cell>
          <table:table-cell office:value-type="string" calcext:value-type="string">
            <text:p>https://www.silabs.com/Support%20Documents/TechnicalDocs/cp2104.pdf</text:p>
          </table:table-cell>
          <table:table-cell/>
          <table:table-cell office:value-type="string" calcext:value-type="string">
            <text:p>Interface_USB</text:p>
          </table:table-cell>
          <table:table-cell office:value-type="string" calcext:value-type="string">
            <text:p>CP2104</text:p>
          </table:table-cell>
          <table:table-cell office:value-type="string" calcext:value-type="string">
            <text:p>Single-Chip USB-to-UART Bridge, USB 2.0 Full-Speed, 2Mbps UART, QFN package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46DA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7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nectors_Molex:Molex_KK-6410-04_04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4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6317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7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Connectors_Molex:Molex_PicoBlade_53261-0571_05x1.25mm_Angled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BF2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8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EF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3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2B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3</text:p>
          </table:table-cell>
          <table:table-cell office:value-type="string" calcext:value-type="string">
            <text:p>ExtPower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7AB5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_Holders_and_Fuses:Fuse_SMD1206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Fuse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CF057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2</text:p>
          </table:table-cell>
          <table:table-cell office:value-type="string" calcext:value-type="string">
            <text:p>HM2108NL</text:p>
          </table:table-cell>
          <table:table-cell office:value-type="string" calcext:value-type="string">
            <text:p>ENNOID:HM2108NL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HM2108NL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41D4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6</text:p>
          </table:table-cell>
          <table:table-cell office:value-type="string" calcext:value-type="string">
            <text:p>INA226</text:p>
          </table:table-cell>
          <table:table-cell office:value-type="string" calcext:value-type="string">
            <text:p>Housings_SSOP:MSOP-10_3x3mm_Pitch0.5mm</text:p>
          </table:table-cell>
          <table:table-cell office:value-type="string" calcext:value-type="string">
            <text:p>http://www.ti.com/lit/ds/symlink/ina226.pdf</text:p>
          </table:table-cell>
          <table:table-cell/>
          <table:table-cell office:value-type="string" calcext:value-type="string">
            <text:p>Analog_ADC</text:p>
          </table:table-cell>
          <table:table-cell office:value-type="string" calcext:value-type="string">
            <text:p>INA226</text:p>
          </table:table-cell>
          <table:table-cell office:value-type="string" calcext:value-type="string">
            <text:p>High-Side or Low-Side Measurement, Bi-Directional Current and Power Monitor (0-36V) with I2C Compatible Interface, MSOP-10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5EB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4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Package_DirectFET:DirectFET_ST</text:p>
          </table:table-cell>
          <table:table-cell office:value-type="string" calcext:value-type="string">
            <text:p>https://www.infineon.com/dgdl/irf6614pbf.pdf?fileId=5546d462533600a4015355e8346c1a0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12.7A Id, 40V Vds, 8.3mOhm Rds, N-Channel MOSFET, DirectFET S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2072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6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Package_DirectFET:DirectFET_ST</text:p>
          </table:table-cell>
          <table:table-cell office:value-type="string" calcext:value-type="string">
            <text:p>https://www.infineon.com/dgdl/irf6614pbf.pdf?fileId=5546d462533600a4015355e8346c1a0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12.7A Id, 40V Vds, 8.3mOhm Rds, N-Channel MOSFET, DirectFET S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254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5</text:p>
          </table:table-cell>
          <table:table-cell office:value-type="string" calcext:value-type="string">
            <text:p>IRF9383M</text:p>
          </table:table-cell>
          <table:table-cell office:value-type="string" calcext:value-type="string">
            <text:p>Package_DirectFET:DirectFET_MX</text:p>
          </table:table-cell>
          <table:table-cell office:value-type="string" calcext:value-type="string">
            <text:p>https://www.infineon.com/dgdl/irf9383mpbf.pdf?fileId=5546d462533600a40153561169a11dab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9383M</text:p>
          </table:table-cell>
          <table:table-cell office:value-type="string" calcext:value-type="string">
            <text:p>-22A Id, -30V Vds, 2.9mOhm Rds, P-Channel MOSFET, DirectFET MX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8FFC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8</text:p>
          </table:table-cell>
          <table:table-cell office:value-type="string" calcext:value-type="string">
            <text:p>ISO1050DUBR</text:p>
          </table:table-cell>
          <table:table-cell office:value-type="string" calcext:value-type="string">
            <text:p>ENNOID:ISO1050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ISO1050DUBR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1E99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9</text:p>
          </table:table-cell>
          <table:table-cell office:value-type="string" calcext:value-type="string">
            <text:p>LM5165Y</text:p>
          </table:table-cell>
          <table:table-cell office:value-type="string" calcext:value-type="string">
            <text:p>Housings_SON:Texas_S-PVSON-N10_ThermalVias</text:p>
          </table:table-cell>
          <table:table-cell office:value-type="string" calcext:value-type="string">
            <text:p>http://www.ti.com/lit/ds/symlink/lm5165.pdf</text:p>
          </table:table-cell>
          <table:table-cell/>
          <table:table-cell office:value-type="string" calcext:value-type="string">
            <text:p>Regulator_Switching</text:p>
          </table:table-cell>
          <table:table-cell office:value-type="string" calcext:value-type="string">
            <text:p>LM5165Y</text:p>
          </table:table-cell>
          <table:table-cell office:value-type="string" calcext:value-type="string">
            <text:p>150mA Synchronous Buck Converter With Ultra-Low IQ, 3V-65V input, adjustable output voltage, DFN-10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00D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GO1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ENNOID:ENNOID-LOGO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aphic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Open Hardware logo, smal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A68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2</text:p>
          </table:table-cell>
          <table:table-cell office:value-type="string" calcext:value-type="string">
            <text:p>LTC6820</text:p>
          </table:table-cell>
          <table:table-cell office:value-type="string" calcext:value-type="string">
            <text:p>Housings_SSOP:MSOP-16_3x4mm_Pitch0.5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LTC6820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6B096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4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://www.mccsemi.com/up_pdf/MBR0520~MBR0580(SOD123)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20V 0.5A Schottky Power Rectifier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FA3D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5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://www.mccsemi.com/up_pdf/MBR0520~MBR0580(SOD123)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20V 0.5A Schottky Power Rectifier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0B37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8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Connectors_Molex:Molex_PicoBlade_53398-0571_05x1.25mm_Straight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7653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5</text:p>
          </table:table-cell>
          <table:table-cell office:value-type="string" calcext:value-type="string">
            <text:p>OPA2197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opa376.pdf</text:p>
          </table:table-cell>
          <table:table-cell/>
          <table:table-cell office:value-type="string" calcext:value-type="string">
            <text:p>Amplifier_Operational</text:p>
          </table:table-cell>
          <table:table-cell office:value-type="string" calcext:value-type="string">
            <text:p>OPA2376xxD</text:p>
          </table:table-cell>
          <table:table-cell office:value-type="string" calcext:value-type="string">
            <text:p>Dual Low-Noise, Low Quiescent Current, Precision Operational Amplifier e-trim Series, SOIC-8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A02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4</text:p>
          </table:table-cell>
          <table:table-cell office:value-type="string" calcext:value-type="string">
            <text:p>OPA376xxD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opa376.pdf</text:p>
          </table:table-cell>
          <table:table-cell/>
          <table:table-cell office:value-type="string" calcext:value-type="string">
            <text:p>Amplifier_Operational</text:p>
          </table:table-cell>
          <table:table-cell office:value-type="string" calcext:value-type="string">
            <text:p>OPA376xxD</text:p>
          </table:table-cell>
          <table:table-cell office:value-type="string" calcext:value-type="string">
            <text:p>Single Low-Noise, Low Quiescent Current, Precision Operational Amplifier e-trim Series, SOIC-8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D6F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Ds:LED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ED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20F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6</text:p>
          </table:table-cell>
          <table:table-cell office:value-type="string" calcext:value-type="string">
            <text:p>Power Button</text:p>
          </table:table-cell>
          <table:table-cell office:value-type="string" calcext:value-type="string">
            <text:p>Connectors_Molex:Molex_PicoBlade_53398-0571_05x1.25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E67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9</text:p>
          </table:table-cell>
          <table:table-cell office:value-type="string" calcext:value-type="string">
            <text:p>Pre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F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nnectors_Card:Hirose_DM3AT-SF-PEJM5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Micro_SD_Card_Det_Hirose_DM3AT-Connector_Specialized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F51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5</text:p>
          </table:table-cell>
          <table:table-cell office:value-type="string" calcext:value-type="string">
            <text:p>SFH617A-2X009T</text:p>
          </table:table-cell>
          <table:table-cell office:value-type="string" calcext:value-type="string">
            <text:p>Housings_DIP:SMDIP-4_W7.62mm</text:p>
          </table:table-cell>
          <table:table-cell office:value-type="string" calcext:value-type="string">
            <text:p>http://www.vishay.com/docs/83740/sfh617a.pdf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SFH617A-2X009T</text:p>
          </table:table-cell>
          <table:table-cell office:value-type="string" calcext:value-type="string">
            <text:p>Optocoupler, Phototransistor Output, 5300 VRMS, VCEO 70V, CTR% 63-125, -55 to +110 degree Celcius, UL, BSI, FIMKO, SMD PDIP-4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D81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9</text:p>
          </table:table-cell>
          <table:table-cell office:value-type="string" calcext:value-type="string">
            <text:p>SFH617A-2X017T</text:p>
          </table:table-cell>
          <table:table-cell office:value-type="string" calcext:value-type="string">
            <text:p>Housings_DIP:SMDIP-4_W9.53mm_Clearance8mm</text:p>
          </table:table-cell>
          <table:table-cell office:value-type="string" calcext:value-type="string">
            <text:p>http://www.vishay.com/docs/83740/sfh617a.pdf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SFH617A-2X017T</text:p>
          </table:table-cell>
          <table:table-cell office:value-type="string" calcext:value-type="string">
            <text:p>Optocoupler, Phototransistor Output, 5300 VRMS, VCEO 70V, CTR% 63-125, -55 to +110 degree Celcius, VDE, UL, BSI, FIMKO, 8mm clearence SMD PDIP-4</text:p>
          </table:table-cell>
          <table:table-cell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CD2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4</text:p>
          </table:table-cell>
          <table:table-cell office:value-type="string" calcext:value-type="string">
            <text:p>SN6501DBV</text:p>
          </table:table-cell>
          <table:table-cell office:value-type="string" calcext:value-type="string">
            <text:p>TO_SOT_Packages_SMD:SOT-23-5_HandSoldering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SN65601DBV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90FF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0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http://www.ti.com/lit/ds/symlink/sn74lvc1t45.pdf</text:p>
          </table:table-cell>
          <table:table-cell/>
          <table:table-cell office:value-type="string" calcext:value-type="string">
            <text:p>Logic_LevelTranslator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Single-Bit Dual-Supply Bus Transceiver With Configurable Voltage Translation and 3-State Outputs, SOT-23-6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B27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3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  <table:table-cell/>
          <table:table-cell office:value-type="string" calcext:value-type="string">
            <text:p>Power_Protection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TVS Diode Array, 5.5V Standoff, 2 Channels, SOT-23 package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BFB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EDs:LED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ED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AB32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7</text:p>
          </table:table-cell>
          <table:table-cell office:value-type="string" calcext:value-type="string">
            <text:p>STM32F303CCTx</text:p>
          </table:table-cell>
          <table:table-cell office:value-type="string" calcext:value-type="string">
            <text:p>Housings_QFP:LQFP-48_7x7mm_Pitch0.5mm</text:p>
          </table:table-cell>
          <table:table-cell office:value-type="string" calcext:value-type="string">
            <text:p>http://www.st.com/st-web-ui/static/active/en/resource/technical/document/datasheet/DM00058181.pdf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STM32F303CCTx-MCU_ST_STM32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86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4</text:p>
          </table:table-cell>
          <table:table-cell office:value-type="string" calcext:value-type="string">
            <text:p>SZNUP2105L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onsemi.com/pub_link/Collateral/NUP2105L-D.PDF</text:p>
          </table:table-cell>
          <table:table-cell/>
          <table:table-cell office:value-type="string" calcext:value-type="string">
            <text:p>Power_Protection</text:p>
          </table:table-cell>
          <table:table-cell office:value-type="string" calcext:value-type="string">
            <text:p>SZNUP2105L</text:p>
          </table:table-cell>
          <table:table-cell office:value-type="string" calcext:value-type="string">
            <text:p>Dual Line CAN Bus Protector, 24Vrwm, Automotive Grade</text:p>
          </table:table-cell>
          <table:table-cell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8D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H1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Temperature dependent resistor, negative temperature coefficien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4F4B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3</text:p>
          </table:table-cell>
          <table:table-cell office:value-type="string" calcext:value-type="string">
            <text:p>TPS76350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http://www.ti.com/lit/ds/symlink/tps763.pdf</text:p>
          </table:table-cell>
          <table:table-cell/>
          <table:table-cell office:value-type="string" calcext:value-type="string">
            <text:p>Regulator_Linear</text:p>
          </table:table-cell>
          <table:table-cell office:value-type="string" calcext:value-type="string">
            <text:p>TPS76350</text:p>
          </table:table-cell>
          <table:table-cell office:value-type="string" calcext:value-type="string">
            <text:p>Low power 150mA LDO 5.0V fixed output voltage, SOT-23-5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E48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1</text:p>
          </table:table-cell>
          <table:table-cell office:value-type="string" calcext:value-type="string">
            <text:p>TRANSF5</text:p>
          </table:table-cell>
          <table:table-cell office:value-type="string" calcext:value-type="string">
            <text:p>ENNOID:WURTH-760390014</text:p>
          </table:table-cell>
          <table:table-cell table:number-columns-repeated="2"/>
          <table:table-cell office:value-type="string" calcext:value-type="string">
            <text:p>Transformer</text:p>
          </table:table-cell>
          <table:table-cell office:value-type="string" calcext:value-type="string">
            <text:p>TRANSF5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8AF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2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Connectors_USB:USB_Micro-B_Molex_47346-0001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USB_B_Micro-Connector_Specialized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966632</text:p>
          </table:table-cell>
          <table:table-cell table:number-columns-repeated="2"/>
        </table:table-row>
        <table:table-row table:style-name="ro1" table:number-rows-repeated="10483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N2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00-00-00</text:date>, <text:time style:data-style-name="N2" text:time-value="08:02:14.546382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2:40:26.378313963</meta:creation-date>
    <dc:date>2019-03-20T08:02:39.336568302</dc:date>
    <meta:editing-duration>P3DT3H13M46S</meta:editing-duration>
    <meta:editing-cycles>10</meta:editing-cycles>
    <meta:generator>LibreOffice/6.1.5.2$Linux_X86_64 LibreOffice_project/10$Build-2</meta:generator>
    <meta:document-statistic meta:table-count="1" meta:cell-count="2150" meta:object-count="0"/>
  </office:meta>
</office:document-meta>
</file>